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9a4d" officeooo:paragraph-rsid="00091b7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91b7f" officeooo:paragraph-rsid="00091b7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a4ccb" officeooo:paragraph-rsid="000a4cc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91b7f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a4ccb" officeooo:paragraph-rsid="000a4ccb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091b7f" officeooo:paragraph-rsid="00091b7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91b7f" officeooo:paragraph-rsid="00091b7f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officeooo:rsid="000a4ccb" officeooo:paragraph-rsid="000a4ccb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officeooo:rsid="000a4ccb" officeooo:paragraph-rsid="000a4ccb" style:font-weight-asian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weight="normal" officeooo:rsid="000d0a98" officeooo:paragraph-rsid="000d0a98" style:font-weight-asian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officeooo:paragraph-rsid="000d0a98"/>
    </style:style>
    <style:style style:name="T1" style:family="text">
      <style:text-properties fo:font-weight="normal" officeooo:rsid="00091b7f" style:font-weight-asian="normal" style:font-weight-complex="normal"/>
    </style:style>
    <style:style style:name="T2" style:family="text">
      <style:text-properties fo:font-weight="normal" officeooo:rsid="000a4ccb" style:font-weight-asian="normal" style:font-weight-complex="normal"/>
    </style:style>
    <style:style style:name="T3" style:family="text">
      <style:text-properties fo:font-weight="normal" officeooo:rsid="000d0a98" style:font-weight-asian="normal" style:font-weight-complex="normal"/>
    </style:style>
    <style:style style:name="T4" style:family="text">
      <style:text-properties fo:font-weight="normal" officeooo:rsid="001209b7" style:font-weight-asian="normal" style:font-weight-complex="normal"/>
    </style:style>
    <style:style style:name="T5" style:family="text">
      <style:text-properties fo:font-weight="bold" officeooo:rsid="00091b7f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a Fronteira Sul</text:p>
      <text:p text:style-name="P1">Campus Chapecó – SC</text:p>
      <text:p text:style-name="P1">Ciência da Computação</text:p>
      <text:p text:style-name="P1">Tópicos Especiais em Desenvolvimento Web – 2017.1 – Matutino</text:p>
      <text:p text:style-name="P1"/>
      <text:p text:style-name="P2">Kevin Mitchell Spiller</text:p>
      <text:p text:style-name="P2"/>
      <text:p text:style-name="P4"><text:span text:style-name="T5">Tema do site:</text:span><text:span text:style-name="T1"> O tema do site é uma loja online para compra de filmes digitais.</text:span><text:span text:style-name="T4"> O nome da loja é Nightcall Movies</text:span><text:span text:style-name="T1">. A sua front-end possui figuras de filmes de acordo com o seu gênero. Possui também 5 seções:</text:span></text:p>
      <text:list xml:id="list9190457327659822788" text:style-name="L1">
        <text:list-item>
          <text:p text:style-name="P6">Home: seção onde possui as figuras dos gêneros de filmes;</text:p>
        </text:list-item>
        <text:list-item>
          <text:p text:style-name="P6">Cadastro: seção onde possui um formulário com informações a serem preenchidas com os atributos placeholder e required;</text:p>
        </text:list-item>
        <text:list-item>
          <text:p text:style-name="P6">Sobre: seção apenas com textos explicativos sobre a loja;</text:p>
        </text:list-item>
        <text:list-item>
          <text:p text:style-name="P6">Login: outro formulário com placeholder e required;</text:p>
        </text:list-item>
        <text:list-item>
          <text:p text:style-name="P6">Contato: outro formulário com placeholder e required.</text:p>
        </text:list-item>
      </text:list>
      <text:p text:style-name="P7"/>
      <text:p text:style-name="P7">Possui também um modal com a mensagem de como acessar o site por teclas de navegação visando a acessibilidade do site. Ao acessar a mensagem ver mais nos gêneros de filmes é redirecionado a uma nova página relacionada a esse gênero onde possui por enquanto três filmes desse gênero e uma sinopse do filme seguido da mensagem Comprar a qual não está implementada ainda. Ao clicar em Home volta-se a página principal.</text:p>
      <text:p text:style-name="P7">No momento os campos de formulários não estão sendo validados visto que não é necessário usar php para fazer a validação. Algumas páginas de gêneros não possuem imagens com sinopses de filmes pois possuiria o mesmo visual dos que possuem imagens e também a capacidade do github excederia para enviar o site completo.</text:p>
      <text:p text:style-name="P7"/>
      <text:p text:style-name="P7"/>
      <text:p text:style-name="P3">Componentes bootstrap usados:</text:p>
      <text:p text:style-name="P3"/>
      <text:list xml:id="list1125592903926404448" text:style-name="L2">
        <text:list-item>
          <text:p text:style-name="P8">Glyphicon: Foi usado 5 glyphicons para representar as seções Home, Cadastro, Sobre, Login e Contato. As mesmas podem ser encontradas no arquivo index. E um usado nas seções de gêrenos de filme para representar o Home;</text:p>
        </text:list-item>
        <text:list-item>
          <text:p text:style-name="P8">Navbar: Foi-se usado navbar do tipo collapse para representar as cinco seções já citadas;</text:p>
        </text:list-item>
      </text:list>
      <text:p text:style-name="P5"/>
      <text:p text:style-name="P3">Componentes bootstrap javascript usados:</text:p>
      <text:list xml:id="list6736595735445879524" text:style-name="L3">
        <text:list-item>
          <text:p text:style-name="P9">Modal: Foi usado modal para apresentar um texto ao ser ativado as teclas Alt+A mostrar as teclas de acessibilidade.</text:p>
        </text:list-item>
      </text:list>
      <text:p text:style-name="P5"/>
      <text:p text:style-name="P3">Acessibilidade implementada: </text:p>
      <text:list xml:id="list1877795512045884387" text:style-name="L4">
        <text:list-header>
          <text:p text:style-name="P11"><text:span text:style-name="T2">Navegação via teclado: </text:span><text:span text:style-name="T3">os seguintes comandos podem ser ativados via teclado: </text:span></text:p>
        </text:list-header>
        <text:list-item>
          <text:p text:style-name="P10">Alt + H = Home;</text:p>
        </text:list-item>
        <text:list-item>
          <text:p text:style-name="P10">Alt + C = Cadastro;</text:p>
        </text:list-item>
        <text:list-item>
          <text:p text:style-name="P10">Alt + S = Sobre;</text:p>
        </text:list-item>
        <text:list-item>
          <text:p text:style-name="P10">Alt + L = Login;</text:p>
        </text:list-item>
        <text:list-item>
          <text:p text:style-name="P10">Alt + X = Contato;</text:p>
        </text:list-item>
        <text:list-item>
          <text:p text:style-name="P10">Esc = Fechar modal;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21:57:24.234000000</meta:creation-date>
    <dc:date>2017-05-24T22:29:19.921000000</dc:date>
    <meta:editing-duration>PT16M23S</meta:editing-duration>
    <meta:editing-cycles>4</meta:editing-cycles>
    <meta:generator>LibreOffice/5.1.3.2$Windows_x86 LibreOffice_project/644e4637d1d8544fd9f56425bd6cec110e49301b</meta:generator>
    <meta:document-statistic meta:table-count="0" meta:image-count="0" meta:object-count="0" meta:page-count="1" meta:paragraph-count="26" meta:word-count="369" meta:character-count="2146" meta:non-whitespace-character-count="1813"/>
  </office:meta>
</office:document-meta>
</file>